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0.261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126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3626in"/>
    </style:style>
    <style:style style:name="co10" style:family="table-column">
      <style:table-column-properties fo:break-before="auto" style:column-width="0.186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1062023-102915" table:style-name="ta1">
        <table:shapes>
          <draw:frame draw:z-index="0" draw:style-name="gr1" draw:text-style-name="P1" svg:width="6.2941in" svg:height="3.5386in" svg:x="4.7748in" svg:y="1.6508in">
            <draw:object draw:notify-on-update-of-ranges="'21062023-102915'.E1:'21062023-102915'.E1 '21062023-102915'.E2:'21062023-102915'.E10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tatusResetBE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mainThrust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3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4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78" calcext:value-type="float">
            <text:p>137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479" calcext:value-type="float">
            <text:p>147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629" calcext:value-type="float">
            <text:p>162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613" calcext:value-type="float">
            <text:p>161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625" calcext:value-type="float">
            <text:p>162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584" calcext:value-type="float">
            <text:p>158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29:5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569" calcext:value-type="float">
            <text:p>156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07" calcext:value-type="float">
            <text:p>140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0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6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1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4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29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3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8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49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0:5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0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1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2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3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2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4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1:59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7" calcext:value-type="float">
            <text:p>144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09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1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2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1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5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8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39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2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5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6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7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49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1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8" calcext:value-type="float">
            <text:p>14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93" calcext:value-type="float">
            <text:p>139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01" calcext:value-type="float">
            <text:p>140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4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9" calcext:value-type="float">
            <text:p>141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5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62" calcext:value-type="float">
            <text:p>146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6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7" calcext:value-type="float">
            <text:p>145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7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2:59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1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3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6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09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3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5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6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19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1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2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3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4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7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8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29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3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4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5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6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7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3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1" calcext:value-type="float">
            <text:p>142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2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3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7" calcext:value-type="float">
            <text:p>142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4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5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2" calcext:value-type="float">
            <text:p>145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6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7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8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49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1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3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4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5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6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7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8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3:59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1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2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3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4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5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6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7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8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0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4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5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7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8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7" calcext:value-type="float">
            <text:p>14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19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1" calcext:value-type="float">
            <text:p>142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0" calcext:value-type="float">
            <text:p>143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1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2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4" calcext:value-type="float">
            <text:p>145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4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5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6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7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8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2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2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3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4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5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6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38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1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2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3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4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5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6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7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8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1" calcext:value-type="float">
            <text:p>145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49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1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2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3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4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6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7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4:59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1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3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4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8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09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2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3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4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5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7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8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1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6" calcext:value-type="float">
            <text:p>141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8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29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1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7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3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83" calcext:value-type="float">
            <text:p>138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58" calcext:value-type="float">
            <text:p>135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72" calcext:value-type="float">
            <text:p>137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4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91" calcext:value-type="float">
            <text:p>139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9" calcext:value-type="float">
            <text:p>142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5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7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5:5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1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2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4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5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6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1" calcext:value-type="float">
            <text:p>143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8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9" calcext:value-type="float">
            <text:p>142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09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9" calcext:value-type="float">
            <text:p>141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1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2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3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4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5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6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7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8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1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1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2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4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5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6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7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8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2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4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5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7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8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39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98" calcext:value-type="float">
            <text:p>139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08" calcext:value-type="float">
            <text:p>140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21" calcext:value-type="float">
            <text:p>142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62" calcext:value-type="float">
            <text:p>146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4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2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4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5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8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6:5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1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2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4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0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7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8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19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1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2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3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4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5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7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8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29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1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3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2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3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11" calcext:value-type="float">
            <text:p>141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4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58" calcext:value-type="float">
            <text:p>135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97" calcext:value-type="float">
            <text:p>139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3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4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5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6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7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8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7:5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1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2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4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5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35" calcext:value-type="float">
            <text:p>143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8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0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5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6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7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8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19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1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2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4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5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6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29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1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2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4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5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6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7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8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39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2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7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8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49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1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2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4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5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6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7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8:59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1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3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4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5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6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7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8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09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5" calcext:value-type="float">
            <text:p>145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2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3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4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5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6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19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1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2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3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5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7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8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29" calcext:value-type="float">
            <text:p>142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2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18" calcext:value-type="float">
            <text:p>14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27" calcext:value-type="float">
            <text:p>142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35" calcext:value-type="float">
            <text:p>143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3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8" calcext:value-type="float">
            <text:p>145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4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5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7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8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3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1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2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3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4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5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6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7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8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49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2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3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4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5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6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21" calcext:value-type="float">
            <text:p>142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20" calcext:value-type="float">
            <text:p>142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39:5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1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3" calcext:value-type="float">
            <text:p>145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4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7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8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09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1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5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6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7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8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19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1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2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3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4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5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6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7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8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29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1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31" calcext:value-type="float">
            <text:p>143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29" calcext:value-type="float">
            <text:p>142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3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4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6" calcext:value-type="float">
            <text:p>145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6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7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8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39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0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3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4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5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7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8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49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1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3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4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5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47" calcext:value-type="float">
            <text:p>144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7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8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0:59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2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34" calcext:value-type="float">
            <text:p>143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4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5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25" calcext:value-type="float">
            <text:p>142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6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7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8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3" calcext:value-type="float">
            <text:p>145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09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2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3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4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5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6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19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1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2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3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4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6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7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29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1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3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4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5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6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8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39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1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2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3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5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6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7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8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4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1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2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3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6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7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8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1: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2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3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4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6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7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8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09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5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6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8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19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1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4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5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6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7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3" calcext:value-type="float">
            <text:p>145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29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2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3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4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7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39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3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4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5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6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7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8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49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4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6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8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2:5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7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09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3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5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6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7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8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19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1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3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7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8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2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2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4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6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8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39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1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2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4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7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8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4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4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3:5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2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6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0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1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7" calcext:value-type="float">
            <text:p>144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2" calcext:value-type="float">
            <text:p>145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2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39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7" calcext:value-type="float">
            <text:p>142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0" calcext:value-type="float">
            <text:p>143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7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4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9" calcext:value-type="float">
            <text:p>143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4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5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4:59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7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8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0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3" calcext:value-type="float">
            <text:p>142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1" calcext:value-type="float">
            <text:p>145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2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3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5" calcext:value-type="float">
            <text:p>14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2" calcext:value-type="float">
            <text:p>144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3" calcext:value-type="float">
            <text:p>144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1" calcext:value-type="float">
            <text:p>145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5: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0" calcext:value-type="float">
            <text:p>143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12" calcext:value-type="float">
            <text:p>14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06" calcext:value-type="float">
            <text:p>140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06" calcext:value-type="float">
            <text:p>140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18" calcext:value-type="float">
            <text:p>14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6" calcext:value-type="float">
            <text:p>144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41" calcext:value-type="float">
            <text:p>144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49" calcext:value-type="float">
            <text:p>144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50" calcext:value-type="float">
            <text:p>14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01" calcext:value-type="float">
            <text:p>140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2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82" calcext:value-type="float">
            <text:p>138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79" calcext:value-type="float">
            <text:p>1379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97" calcext:value-type="float">
            <text:p>139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17" calcext:value-type="float">
            <text:p>14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1" calcext:value-type="float">
            <text:p>143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7" calcext:value-type="float">
            <text:p>143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0:46:3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17" calcext:value-type="float">
            <text:p>14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10:52:22.330541966</dc:date>
    <meta:editing-duration>PT34M51S</meta:editing-duration>
    <meta:editing-cycles>1</meta:editing-cycles>
    <meta:generator>LibreOffice/7.3.7.2$Linux_X86_64 LibreOffice_project/30$Build-2</meta:generator>
    <meta:document-statistic meta:table-count="1" meta:cell-count="91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89cm" xlink:href=".." xlink:type="simple" chart:class="chart:line" chart:style-name="ch1">
        <chart:title svg:x="5.635cm" svg:y="0.315cm" chart:style-name="ch2">
          <text:p>Moving Mass Actuator</text:p>
        </chart:title>
        <chart:legend chart:legend-position="end" svg:x="14.051cm" svg:y="4.192cm" style:legend-expansion="high" chart:style-name="ch3"/>
        <chart:plot-area chart:style-name="ch4" table:cell-range-address="'21062023-102915'.E1:'21062023-102915'.E1014" chart:data-source-has-labels="row" svg:x="1.32cm" svg:y="1.299cm" svg:width="12.412cm" svg:height="6.54cm">
          <chart:coordinate-region svg:x="1.952cm" svg:y="1.501cm" svg:width="11.78cm" svg:height="5.399cm"/>
          <chart:axis chart:dimension="x" chart:name="primary-x" chart:style-name="ch5">
            <chart:title svg:x="6.94cm" svg:y="8.018cm" chart:style-name="ch6">
              <text:p>Time(s)</text:p>
            </chart:title>
          </chart:axis>
          <chart:axis chart:dimension="y" chart:name="primary-y" chart:style-name="ch5">
            <chart:title svg:x="0.451cm" svg:y="5.981cm" chart:style-name="ch7">
              <text:p>Moving Mass Value</text:p>
            </chart:title>
            <chart:grid chart:style-name="ch8" chart:class="major"/>
          </chart:axis>
          <chart:series chart:style-name="ch9" chart:values-cell-range-address="'21062023-102915'.E2:'21062023-102915'.E1014" chart:label-cell-address="'21062023-102915'.E1:'21062023-102915'.E1" chart:class="chart:line">
            <chart:data-point chart:repeated="10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</text:p>
                <draw:g>
                  <svg:desc>'21062023-102915'.E1:'21062023-10291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21062023-102915'.E2:'21062023-102915'.E10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